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80000009FA1EBB415581D4E9B.png" manifest:media-type="image/png"/>
  <manifest:file-entry manifest:full-path="Pictures/1000000100000208000001B2588DEBD4EAE80D0B.png" manifest:media-type="image/png"/>
  <manifest:file-entry manifest:full-path="Pictures/10000001000002780000031C21792CCAFAA9EAB6.png" manifest:media-type="image/png"/>
  <manifest:file-entry manifest:full-path="Pictures/10000001000001FD000001361BB59A92BF8A7F22.png" manifest:media-type="image/png"/>
  <manifest:file-entry manifest:full-path="Pictures/100000010000020700000204CD37C01645426A8D.png" manifest:media-type="image/png"/>
  <manifest:file-entry manifest:full-path="Pictures/10000001000002080000014F93DB6ADCD709C8F5.png" manifest:media-type="image/png"/>
  <manifest:file-entry manifest:full-path="Pictures/100000010000035C0000020460933B7922A9897B.png" manifest:media-type="image/png"/>
  <manifest:file-entry manifest:full-path="Pictures/1000000100000248000002C85796A89EF7AB99EF.png" manifest:media-type="image/png"/>
  <manifest:file-entry manifest:full-path="Pictures/100000010000030C00000204DF6B48C5183C694A.png" manifest:media-type="image/png"/>
  <manifest:file-entry manifest:full-path="Pictures/100000010000026F00000204F03B2ADAF50E8BD7.png" manifest:media-type="image/png"/>
  <manifest:file-entry manifest:full-path="Pictures/10000001000001FD000000DE58C78296C6A44C08.png" manifest:media-type="image/png"/>
  <manifest:file-entry manifest:full-path="Pictures/100000010000024800000053716FACBA8954F249.png" manifest:media-type="image/png"/>
  <manifest:file-entry manifest:full-path="Pictures/100000010000020700000204090B77F1B6C679A2.png" manifest:media-type="image/png"/>
  <manifest:file-entry manifest:full-path="Pictures/100000010000026F000002DB4F774404995A78C3.png" manifest:media-type="image/png"/>
  <manifest:file-entry manifest:full-path="Pictures/10000001000001FD0000006F7286F07C7D769284.png" manifest:media-type="image/png"/>
  <manifest:file-entry manifest:full-path="Pictures/100000010000026F000002DB184BB327E4963869.png" manifest:media-type="image/png"/>
  <manifest:file-entry manifest:full-path="Pictures/100000010000026F000002DB9B097CA8696D34CD.png" manifest:media-type="image/png"/>
  <manifest:file-entry manifest:full-path="Pictures/10000001000002780000009F14BE6984E308262A.png" manifest:media-type="image/png"/>
  <manifest:file-entry manifest:full-path="Pictures/1000000100000207000002047EBEBB138D819933.png" manifest:media-type="image/png"/>
  <manifest:file-entry manifest:full-path="Pictures/10000001000001FD00000088D8594D4228DEA6ED.png" manifest:media-type="image/png"/>
  <manifest:file-entry manifest:full-path="Pictures/10000001000001FD0000006868C53428E26F93FC.png" manifest:media-type="image/png"/>
  <manifest:file-entry manifest:full-path="Pictures/1000000100000207000002047206AC558A1E0B5B.png" manifest:media-type="image/png"/>
  <manifest:file-entry manifest:full-path="Pictures/1000000100000207000002043D1B215E44A2B97E.png" manifest:media-type="image/png"/>
  <manifest:file-entry manifest:full-path="Pictures/10000001000001FD0000006840C789AE76E71E6A.png" manifest:media-type="image/png"/>
  <manifest:file-entry manifest:full-path="Pictures/10000001000001FD00000102B1F7F7283AE30BEF.png" manifest:media-type="image/png"/>
  <manifest:file-entry manifest:full-path="Pictures/100000010000024800000053522C9121068C65A9.png" manifest:media-type="image/png"/>
  <manifest:file-entry manifest:full-path="Pictures/10000001000002070000020449FC98799ADFDF12.png" manifest:media-type="image/png"/>
  <manifest:file-entry manifest:full-path="Pictures/10000001000001FD00000083324A854F0FF87E5F.png" manifest:media-type="image/png"/>
  <manifest:file-entry manifest:full-path="Pictures/10000001000001FD000000834F23FF874D252C85.png" manifest:media-type="image/png"/>
  <manifest:file-entry manifest:full-path="Pictures/10000001000001FD00000083D9413BA1AF3BBF48.png" manifest:media-type="image/png"/>
  <manifest:file-entry manifest:full-path="Pictures/10000001000002070000020459F63CED3837531F.png" manifest:media-type="image/png"/>
  <manifest:file-entry manifest:full-path="Pictures/10000001000001FD000000838620AE3B24A74630.png" manifest:media-type="image/png"/>
  <manifest:file-entry manifest:full-path="Pictures/10000001000001F40000006C97848A6D9FFD5A5A.png" manifest:media-type="image/png"/>
  <manifest:file-entry manifest:full-path="Pictures/100000010000030C00000204B90161E874CFDE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721" officeooo:paragraph-rsid="00153721"/>
    </style:style>
    <style:style style:name="P2" style:family="paragraph" style:parent-style-name="Standard">
      <style:text-properties officeooo:rsid="0016ed0a" officeooo:paragraph-rsid="0016ed0a"/>
    </style:style>
    <style:style style:name="T1" style:family="text">
      <style:text-properties officeooo:rsid="0015372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span text:style-name="T1">Assignment – 5</text:span></text:p>
      <text:p text:style-name="Standard"/>
      <text:p text:style-name="Standard"/>
      <text:p text:style-name="Standard"><draw:frame draw:style-name="fr3" draw:name="Image2" text:anchor-type="char" svg:width="16.722cm" svg:height="4.207cm" draw:z-index="1"><draw:image xlink:href="Pictures/10000001000002780000009F14BE6984E308262A.png" xlink:type="simple" xlink:show="embed" xlink:actuate="onLoad" draw:mime-type="image/png"/></draw:frame></text:p>
      <text:p text:style-name="Standard"/>
      <text:p text:style-name="Standard"/>
      <text:p text:style-name="P1"/>
      <text:p text:style-name="P1"/>
      <text:p text:style-name="P1"><draw:frame draw:style-name="fr3" draw:name="Image1" text:anchor-type="char" svg:width="13.229cm" svg:height="2.858cm" draw:z-index="0"><draw:image xlink:href="Pictures/10000001000001F40000006C97848A6D9FFD5A5A.png" xlink:type="simple" xlink:show="embed" xlink:actuate="onLoad" draw:mime-type="image/png"/></draw:frame>2)</text:p>
      <text:p text:style-name="P1"/>
      <text:p text:style-name="P1"/>
      <text:p text:style-name="P1"><draw:frame draw:style-name="fr1" draw:name="Image4" text:anchor-type="char" svg:width="16.484cm" svg:height="19.341cm" draw:z-index="3"><draw:image xlink:href="Pictures/100000010000026F000002DB4F774404995A78C3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1" draw:name="Image3" text:anchor-type="char" svg:width="15.452cm" svg:height="18.838cm" draw:z-index="2"><draw:image xlink:href="Pictures/1000000100000248000002C85796A89EF7AB99EF.png" xlink:type="simple" xlink:show="embed" xlink:actuate="onLoad" draw:mime-type="image/png"/></draw:frame><text:soft-page-break/>3)</text:p>
      <text:p text:style-name="P1"/>
      <text:p text:style-name="P1"/>
      <text:p text:style-name="P1"/>
      <text:p text:style-name="P1"/>
      <text:p text:style-name="P1"><draw:frame draw:style-name="fr1" draw:name="Image6" text:anchor-type="char" svg:width="16.484cm" svg:height="19.341cm" draw:z-index="5"><draw:image xlink:href="Pictures/100000010000026F000002DB9B097CA8696D34CD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3" draw:name="Image5" text:anchor-type="char" svg:width="15.452cm" svg:height="2.196cm" draw:z-index="4"><draw:image xlink:href="Pictures/100000010000024800000053522C9121068C65A9.png" xlink:type="simple" xlink:show="embed" xlink:actuate="onLoad" draw:mime-type="image/png"/></draw:frame>4)</text:p>
      <text:p text:style-name="P1"/>
      <text:p text:style-name="P1"/>
      <text:p text:style-name="P1"/>
      <text:p text:style-name="P1"/>
      <text:p text:style-name="P1"><draw:frame draw:style-name="fr3" draw:name="Image8" text:anchor-type="char" svg:width="16.484cm" svg:height="19.341cm" draw:z-index="7"><draw:image xlink:href="Pictures/100000010000026F000002DB184BB327E4963869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3" draw:name="Image7" text:anchor-type="char" svg:width="15.452cm" svg:height="2.196cm" draw:z-index="6"><draw:image xlink:href="Pictures/100000010000024800000053716FACBA8954F249.png" xlink:type="simple" xlink:show="embed" xlink:actuate="onLoad" draw:mime-type="image/png"/></draw:frame>5)</text:p>
      <text:p text:style-name="P1"/>
      <text:p text:style-name="P1"/>
      <text:p text:style-name="P1"/>
      <text:p text:style-name="P1"/>
      <text:p text:style-name="P1"><draw:frame draw:style-name="fr3" draw:name="Image10" text:anchor-type="char" svg:width="16.484cm" svg:height="13.653cm" draw:z-index="9"><draw:image xlink:href="Pictures/100000010000026F00000204F03B2ADAF50E8BD7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3" draw:name="Image9" text:anchor-type="char" svg:width="13.467cm" svg:height="2.937cm" draw:z-index="8"><draw:image xlink:href="Pictures/10000001000001FD0000006F7286F07C7D769284.png" xlink:type="simple" xlink:show="embed" xlink:actuate="onLoad" draw:mime-type="image/png"/></draw:frame>6)</text:p>
      <text:p text:style-name="P1"/>
      <text:p text:style-name="P1"/>
      <text:p text:style-name="P1"/>
      <text:p text:style-name="P1"><draw:frame draw:style-name="fr2" draw:name="Image12" text:anchor-type="char" svg:width="17cm" svg:height="10.199cm" draw:z-index="11"><draw:image xlink:href="Pictures/100000010000035C0000020460933B7922A9897B.png" xlink:type="simple" xlink:show="embed" xlink:actuate="onLoad" draw:mime-type="image/png"/></draw:frame><text:soft-page-break/></text:p>
      <text:p text:style-name="P1"/>
      <text:p text:style-name="P1"><draw:frame draw:style-name="fr1" draw:name="Image11" text:anchor-type="char" svg:width="13.467cm" svg:height="3.598cm" draw:z-index="10"><draw:image xlink:href="Pictures/10000001000001FD00000088D8594D4228DEA6ED.png" xlink:type="simple" xlink:show="embed" xlink:actuate="onLoad" draw:mime-type="image/png"/></draw:frame>7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4" text:anchor-type="char" svg:width="13.732cm" svg:height="13.653cm" draw:z-index="13"><draw:image xlink:href="Pictures/100000010000020700000204CD37C01645426A8D.png" xlink:type="simple" xlink:show="embed" xlink:actuate="onLoad" draw:mime-type="image/png"/></draw:frame><text:soft-page-break/></text:p>
      <text:p text:style-name="P2"><draw:frame draw:style-name="fr1" draw:name="Image13" text:anchor-type="char" svg:width="13.467cm" svg:height="5.874cm" draw:z-index="12"><draw:image xlink:href="Pictures/10000001000001FD000000DE58C78296C6A44C08.png" xlink:type="simple" xlink:show="embed" xlink:actuate="onLoad" draw:mime-type="image/png"/></draw:frame>8)</text:p>
      <text:p text:style-name="P2"/>
      <text:p text:style-name="P2"><draw:frame draw:style-name="fr1" draw:name="Image16" text:anchor-type="char" svg:width="13.732cm" svg:height="13.653cm" draw:z-index="15"><draw:image xlink:href="Pictures/1000000100000207000002047EBEBB138D819933.png" xlink:type="simple" xlink:show="embed" xlink:actuate="onLoad" draw:mime-type="image/png"/></draw:frame><text:soft-page-break/></text:p>
      <text:p text:style-name="P2"><draw:frame draw:style-name="fr1" draw:name="Image15" text:anchor-type="char" svg:width="13.467cm" svg:height="6.826cm" draw:z-index="14"><draw:image xlink:href="Pictures/10000001000001FD00000102B1F7F7283AE30BEF.png" xlink:type="simple" xlink:show="embed" xlink:actuate="onLoad" draw:mime-type="image/png"/></draw:frame>9)</text:p>
      <text:p text:style-name="P2"/>
      <text:p text:style-name="P2"/>
      <text:p text:style-name="P2"/>
      <text:p text:style-name="P2"/>
      <text:p text:style-name="P2"><draw:frame draw:style-name="fr1" draw:name="Image18" text:anchor-type="char" svg:width="13.732cm" svg:height="13.653cm" draw:z-index="17"><draw:image xlink:href="Pictures/1000000100000207000002047206AC558A1E0B5B.png" xlink:type="simple" xlink:show="embed" xlink:actuate="onLoad" draw:mime-type="image/png"/></draw:frame><text:soft-page-break/></text:p>
      <text:p text:style-name="P2"><draw:frame draw:style-name="fr3" draw:name="Image17" text:anchor-type="char" svg:width="13.467cm" svg:height="2.752cm" draw:z-index="16"><draw:image xlink:href="Pictures/10000001000001FD0000006840C789AE76E71E6A.png" xlink:type="simple" xlink:show="embed" xlink:actuate="onLoad" draw:mime-type="image/png"/></draw:frame>10)</text:p>
      <text:p text:style-name="P2"/>
      <text:p text:style-name="P2"><draw:frame draw:style-name="fr1" draw:name="Image20" text:anchor-type="char" svg:width="13.732cm" svg:height="13.653cm" draw:z-index="19"><draw:image xlink:href="Pictures/10000001000002070000020449FC98799ADFDF12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<draw:frame draw:style-name="fr3" draw:name="Image19" text:anchor-type="char" svg:width="13.467cm" svg:height="2.752cm" draw:z-index="18"><draw:image xlink:href="Pictures/10000001000001FD0000006868C53428E26F93FC.png" xlink:type="simple" xlink:show="embed" xlink:actuate="onLoad" draw:mime-type="image/png"/></draw:frame>11)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22" text:anchor-type="char" svg:width="13.732cm" svg:height="13.653cm" draw:z-index="21"><draw:image xlink:href="Pictures/1000000100000207000002043D1B215E44A2B97E.png" xlink:type="simple" xlink:show="embed" xlink:actuate="onLoad" draw:mime-type="image/png"/></draw:frame><text:soft-page-break/></text:p>
      <text:p text:style-name="P2"/>
      <text:p text:style-name="P2"><draw:frame draw:style-name="fr1" draw:name="Image21" text:anchor-type="char" svg:width="13.467cm" svg:height="3.466cm" draw:z-index="20"><draw:image xlink:href="Pictures/10000001000001FD00000083D9413BA1AF3BBF48.png" xlink:type="simple" xlink:show="embed" xlink:actuate="onLoad" draw:mime-type="image/png"/></draw:frame>12)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4" text:anchor-type="char" svg:width="13.732cm" svg:height="13.653cm" draw:z-index="23"><draw:image xlink:href="Pictures/100000010000020700000204090B77F1B6C679A2.png" xlink:type="simple" xlink:show="embed" xlink:actuate="onLoad" draw:mime-type="image/png"/></draw:frame><text:soft-page-break/></text:p>
      <text:p text:style-name="P2"><draw:frame draw:style-name="fr1" draw:name="Image23" text:anchor-type="char" svg:width="13.467cm" svg:height="3.466cm" draw:z-index="22"><draw:image xlink:href="Pictures/10000001000001FD00000083324A854F0FF87E5F.png" xlink:type="simple" xlink:show="embed" xlink:actuate="onLoad" draw:mime-type="image/png"/></draw:frame>13)</text:p>
      <text:p text:style-name="P2"/>
      <text:p text:style-name="P2"/>
      <text:p text:style-name="P2"/>
      <text:p text:style-name="P2"><draw:frame draw:style-name="fr1" draw:name="Image26" text:anchor-type="char" svg:width="13.732cm" svg:height="13.653cm" draw:z-index="25"><draw:image xlink:href="Pictures/10000001000002070000020459F63CED3837531F.png" xlink:type="simple" xlink:show="embed" xlink:actuate="onLoad" draw:mime-type="image/png"/></draw:frame><text:soft-page-break/></text:p>
      <text:p text:style-name="P2"/>
      <text:p text:style-name="P2"/>
      <text:p text:style-name="P2"><draw:frame draw:style-name="fr1" draw:name="Image25" text:anchor-type="char" svg:width="13.467cm" svg:height="3.466cm" draw:z-index="24"><draw:image xlink:href="Pictures/10000001000001FD000000834F23FF874D252C85.png" xlink:type="simple" xlink:show="embed" xlink:actuate="onLoad" draw:mime-type="image/png"/></draw:frame>14)</text:p>
      <text:p text:style-name="P2"/>
      <text:p text:style-name="P2"/>
      <text:p text:style-name="P2"/>
      <text:p text:style-name="P2"/>
      <text:p text:style-name="P2"><draw:frame draw:style-name="fr2" draw:name="Image28" text:anchor-type="char" svg:width="17cm" svg:height="11.245cm" draw:z-index="27"><draw:image xlink:href="Pictures/100000010000030C00000204DF6B48C5183C694A.png" xlink:type="simple" xlink:show="embed" xlink:actuate="onLoad" draw:mime-type="image/png"/></draw:frame><text:soft-page-break/></text:p>
      <text:p text:style-name="P2"><draw:frame draw:style-name="fr1" draw:name="Image27" text:anchor-type="char" svg:width="13.467cm" svg:height="3.466cm" draw:z-index="26"><draw:image xlink:href="Pictures/10000001000001FD000000838620AE3B24A74630.png" xlink:type="simple" xlink:show="embed" xlink:actuate="onLoad" draw:mime-type="image/png"/></draw:frame>15)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30" text:anchor-type="char" svg:width="17cm" svg:height="11.245cm" draw:z-index="29"><draw:image xlink:href="Pictures/100000010000030C00000204B90161E874CFDE55.png" xlink:type="simple" xlink:show="embed" xlink:actuate="onLoad" draw:mime-type="image/png"/></draw:frame><text:soft-page-break/></text:p>
      <text:p text:style-name="P2"><draw:frame draw:style-name="fr1" draw:name="Image29" text:anchor-type="char" svg:width="13.467cm" svg:height="8.202cm" draw:z-index="28"><draw:image xlink:href="Pictures/10000001000001FD000001361BB59A92BF8A7F22.png" xlink:type="simple" xlink:show="embed" xlink:actuate="onLoad" draw:mime-type="image/png"/></draw:frame>16)</text:p>
      <text:p text:style-name="P2"/>
      <text:p text:style-name="P2"/>
      <text:p text:style-name="P2"><draw:frame draw:style-name="fr1" draw:name="Image32" text:anchor-type="char" svg:width="13.758cm" svg:height="8.864cm" draw:z-index="31"><draw:image xlink:href="Pictures/10000001000002080000014F93DB6ADCD709C8F5.png" xlink:type="simple" xlink:show="embed" xlink:actuate="onLoad" draw:mime-type="image/png"/></draw:frame><text:soft-page-break/></text:p>
      <text:p text:style-name="P2"><draw:frame draw:style-name="fr1" draw:name="Image31" text:anchor-type="char" svg:width="16.722cm" svg:height="21.061cm" draw:z-index="30"><draw:image xlink:href="Pictures/10000001000002780000031C21792CCAFAA9EAB6.png" xlink:type="simple" xlink:show="embed" xlink:actuate="onLoad" draw:mime-type="image/png"/></draw:frame><text:soft-page-break/>17)</text:p>
      <text:p text:style-name="P2"/>
      <text:p text:style-name="P2"/>
      <text:p text:style-name="P2"/>
      <text:p text:style-name="P2"><draw:frame draw:style-name="fr1" draw:name="Image34" text:anchor-type="char" svg:width="13.758cm" svg:height="11.483cm" draw:z-index="33"><draw:image xlink:href="Pictures/1000000100000208000001B2588DEBD4EAE80D0B.png" xlink:type="simple" xlink:show="embed" xlink:actuate="onLoad" draw:mime-type="image/png"/></draw:frame><text:soft-page-break/></text:p>
      <text:p text:style-name="P2"><draw:frame draw:style-name="fr1" draw:name="Image33" text:anchor-type="char" svg:width="16.722cm" svg:height="4.207cm" draw:z-index="32"><draw:image xlink:href="Pictures/10000001000002780000009FA1EBB415581D4E9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6:11:03.016871390</meta:creation-date>
    <dc:date>2023-12-23T16:28:31.916902293</dc:date>
    <meta:editing-duration>PT7M18S</meta:editing-duration>
    <meta:editing-cycles>1</meta:editing-cycles>
    <meta:document-statistic meta:table-count="0" meta:image-count="34" meta:object-count="0" meta:page-count="19" meta:paragraph-count="17" meta:word-count="18" meta:character-count="56" meta:non-whitespace-character-count="52"/>
    <meta:generator>LibreOffice/7.3.7.2$Linux_X86_64 LibreOffice_project/30$Build-2</meta:generator>
  </office:meta>
</office:document-meta>
</file>